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 style:shadow="none"/>
    </style:style>
    <style:style style:name="Table6.A" style:family="table-column">
      <style:table-column-properties style:column-width="0.9986in" style:rel-column-width="9410*"/>
    </style:style>
    <style:style style:name="Table6.B" style:family="table-column">
      <style:table-column-properties style:column-width="2.9486in" style:rel-column-width="27787*"/>
    </style:style>
    <style:style style:name="Table6.C" style:family="table-column">
      <style:table-column-properties style:column-width="3.0069in" style:rel-column-width="2833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75in" style:rel-column-width="32318*"/>
    </style:style>
    <style:style style:name="Table9.B" style:family="table-column">
      <style:table-column-properties style:column-width="3.4688in" style:rel-column-width="33217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2604in" style:rel-column-width="12162*"/>
    </style:style>
    <style:style style:name="Table1.B" style:family="table-column">
      <style:table-column-properties style:column-width="2.1243in" style:rel-column-width="20498*"/>
    </style:style>
    <style:style style:name="Table1.C" style:family="table-column">
      <style:table-column-properties style:column-width="1.5424in" style:rel-column-width="14882*"/>
    </style:style>
    <style:style style:name="Table1.D" style:family="table-column">
      <style:table-column-properties style:column-width="1.8646in" style:rel-column-width="17993*"/>
    </style:style>
    <style:style style:name="Table1.1" style:family="table-row">
      <style:table-row-properties style:min-row-height="0.3438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2819in" style:rel-column-width="1846*"/>
    </style:style>
    <style:style style:name="Table3.B" style:family="table-column">
      <style:table-column-properties style:column-width="1.0188in" style:rel-column-width="1467*"/>
    </style:style>
    <style:style style:name="Table3.C" style:family="table-column">
      <style:table-column-properties style:column-width="0.4694in" style:rel-column-width="676*"/>
    </style:style>
    <style:style style:name="Table3.D" style:family="table-column">
      <style:table-column-properties style:column-width="0.916in" style:rel-column-width="1319*"/>
    </style:style>
    <style:style style:name="Table3.E" style:family="table-column">
      <style:table-column-properties style:column-width="0.5833in" style:rel-column-width="840*"/>
    </style:style>
    <style:style style:name="Table3.G" style:family="table-column">
      <style:table-column-properties style:column-width="0.7403in" style:rel-column-width="1066*"/>
    </style:style>
    <style:style style:name="Table3.H" style:family="table-column">
      <style:table-column-properties style:column-width="0.7319in" style:rel-column-width="1054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0313in" style:rel-column-width="39078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6042in" style:rel-column-width="15552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722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23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fo:background-color="#c0c0c0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normal" fo:background-color="#c0c0c0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8"><text:s text:c="17"/><text:span text:style-name="T3"><text:s text:c="12"/></text:span><text:span text:style-name="T3"><text:text-input text:description="">$invoice.title</text:text-input></text:span><text:span text:style-name="T3"> </text:span></text:p>
          </table:table-cell>
          <table:table-cell table:style-name="Table6.B1" office:value-type="string">
            <text:p text:style-name="P10">Invoice Number <text:s text:c="3"/><text:text-input text:description="">$invoice.invoiceNumber</text:text-input></text:p>
            <text:p text:style-name="P10">Currency <text:s text:c="14"/><text:text-input text:description="">$invoice.currency</text:text-input></text:p>
            <text:p text:style-name="P10">Invoice Date <text:s text:c="9"/><text:text-input text:description="">$invoice.invoiceDate</text:text-input></text:p>
            <text:p text:style-name="P10">Invoice Due Date <text:s/><text:text-input text:description="">$invoice.dueDate</text:text-input></text:p>
            <text:p text:style-name="P10">Order Number <text:s text:c="6"/><text:text-input text:description="">$invoice.orderNumber</text:text-input></text:p>
            <text:p text:style-name="P10">Delivery Date <text:s text:c="6"/><text:text-input text:description="">$invoice.deliveryDat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6"><text:text-input text:description="">$invoice.billTo..address1</text:text-input></text:p>
            <text:p text:style-name="P6"><text:text-input text:description="">$invoice.billTo.street</text:text-input></text:p>
            <text:p text:style-name="P6"><text:text-input text:description="">$invoice.billTo.city</text:text-input></text:p>
            <text:p text:style-name="P6"><text:text-input text:description="">$invoice.billTo.stateOrProvinence</text:text-input></text:p>
            <text:p text:style-name="P6"><text:text-input text:description="">$invoice.billTo.zipOrPostalCode</text:text-input></text:p>
            <text:p text:style-name="P6"><text:text-input text:description="">$invoice.billTo.countryOrRegion</text:text-input></text:p>
          </table:table-cell>
          <table:table-cell table:style-name="Table9.B2" office:value-type="string">
            <text:p text:style-name="P6"><text:text-input text:description="">$invoice.shipTo.address1</text:text-input></text:p>
            <text:p text:style-name="P6"><text:text-input text:description="">$invoice.shipTo.street</text:text-input></text:p>
            <text:p text:style-name="P6"><text:text-input text:description="">$invoice.shipTo.city</text:text-input></text:p>
            <text:p text:style-name="P6"><text:text-input text:description="">$invoice.shipTo.stateOrProvinence</text:text-input></text:p>
            <text:p text:style-name="P6"><text:text-input text:description="">$invoice.shipTo.zipOrPostalCode</text:text-input></text:p>
            <text:p text:style-name="P6"><text:text-input text:description="">$invoic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hipping Terms <text:s text:c="3"/></text:p>
          </table:table-cell>
          <table:table-cell table:style-name="Table1.B1" office:value-type="string">
            <text:p text:style-name="P12"><text:s/><text:text-input text:description="">$invoice.shippingTerms</text:text-input></text:p>
          </table:table-cell>
          <table:table-cell table:style-name="Table1.A1" office:value-type="string">
            <text:p text:style-name="P3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  <table:table-row>
          <table:table-cell table:style-name="Table1.A2" office:value-type="string">
            <text:p text:style-name="P3">Customer</text:p>
          </table:table-cell>
          <table:table-cell table:style-name="Table1.B2" office:value-type="string">
            <text:p text:style-name="P11"><text:text-input text:description="">$invoice.customerName</text:text-input></text:p>
          </table:table-cell>
          <table:table-cell table:style-name="Table1.A2" office:value-type="string">
            <text:p text:style-name="P4">Payment Terms</text:p>
          </table:table-cell>
          <table:table-cell table:style-name="Table1.D2" office:value-type="string">
            <text:p text:style-name="P10"><text:text-input text:description="">$invoice.terms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5"><text:text-input text:description="">$item.name</text:text-input></text:p>
          </table:table-cell>
          <table:table-cell table:style-name="Table3.A2" office:value-type="string">
            <text:p text:style-name="P5"><text:text-input text:description="">$item.description</text:text-input></text:p>
          </table:table-cell>
          <table:table-cell table:style-name="Table3.A2" office:value-type="string">
            <text:p text:style-name="P5"><text:text-input text:description="">$item.quantity</text:text-input></text:p>
          </table:table-cell>
          <table:table-cell table:style-name="Table3.A2" office:value-type="string">
            <text:p text:style-name="P5"><text:text-input text:description="">$item.itemUnitPrice</text:text-input></text:p>
          </table:table-cell>
          <table:table-cell table:style-name="Table3.A2" office:value-type="string">
            <text:p text:style-name="P5"><text:text-input text:description="">$item.discount</text:text-input></text:p>
          </table:table-cell>
          <table:table-cell table:style-name="Table3.A2" office:value-type="string">
            <text:p text:style-name="P5"><text:text-input text:description="">$item.itemTotalPrice</text:text-input></text:p>
          </table:table-cell>
          <table:table-cell table:style-name="Table3.A2" office:value-type="string">
            <text:p text:style-name="P5"><text:text-input text:description="">$item.itemVatRate</text:text-input><text:text-input text:description=""/></text:p>
          </table:table-cell>
          <table:table-cell table:style-name="Table3.H2" office:value-type="string">
            <text:p text:style-name="P5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6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7"><text:text-input text:description="">$invoice.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invoice.tax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5"><text:text-input text:description="">$invoice.payment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9"><text:text-input text:description="">$invoice.balancedue</text:text-input></text:p>
          </table:table-cell>
        </table:table-row>
        <table:table-row table:style-name="Table4.5"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9"><text:text-input text:description="">$invoice.netAmount</text:text-input></text:p>
          </table:table-cell>
        </table:table-row>
        <table:table-row table:style-name="Table4.5">
          <table:covered-table-cell/>
          <table:table-cell table:style-name="Table4.B2" office:value-type="string">
            <text:p text:style-name="Table_20_Contents">Discount</text:p>
          </table:table-cell>
          <table:table-cell table:style-name="Table4.C2" office:value-type="string">
            <text:p text:style-name="P9"><text:text-input text:description="">$invoice.disc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invoic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s/><text:span text:style-name="T2"><text:text-input text:description="">$invoice.regAddress.address1</text:text-input></text:span></text:p>
            <text:p text:style-name="P6"><text:s/><text:text-input text:description="">$invoice.regAddress.street</text:text-input></text:p>
            <text:p text:style-name="P6"><text:s/><text:text-input text:description="">$invoice.regAddress.city</text:text-input></text:p>
            <text:p text:style-name="P6"><text:s/><text:text-input text:description="">$invoice.regAddress.stateOrProvinence</text:text-input></text:p>
            <text:p text:style-name="P6"><text:s/><text:text-input text:description="">$invoice.regAddress.zipOrPostalCode</text:text-input></text:p>
            <text:p text:style-name="P6"><text:s/><text:text-input text:description="">$invoic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28:24.89</dc:date>
    <meta:editing-duration>PT04H34M41S</meta:editing-duration>
    <meta:editing-cycles>126</meta:editing-cycles>
    <dc:creator>Nagaraju Palla</dc:creator>
    <meta:document-statistic meta:table-count="7" meta:image-count="2" meta:object-count="0" meta:page-count="2" meta:paragraph-count="67" meta:word-count="91" meta:character-count="1340"/>
  </office:meta>
</office:document-meta>
</file>